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4.95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42cm" fo:min-width="4.27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4.62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812cm" fo:min-width="1.798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88cm" fo:min-width="2.682cm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719cm" svg:height="2.25cm" svg:x="1.531cm" svg:y="9.25cm">
          <text:p text:style-name="P1"><text:span text:style-name="T1">!*prec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75cm" svg:height="2.25cm" svg:x="10.75cm" svg:y="6.25cm">
          <text:p text:style-name="P1"><text:span text:style-name="T1">recall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9.75cm" svg:height="2.5cm" svg:x="9.5cm" svg:y="11.75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7.25cm" svg:height="2cm" svg:x="21cm" svg:y="12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8.12cm" svg:y1="11.171cm" svg:x2="9.5cm" svg:y2="13cm" draw:start-shape="id1" draw:start-glue-point="9" draw:end-shape="id2" draw:end-glue-point="6" svg:d="M8120 11171l1380 1829" svg:viewBox="0 0 1381 1830">
          <text:p/>
        </draw:connector>
        <draw:connector draw:style-name="gr6" draw:text-style-name="P3" draw:layer="layout" draw:type="line" svg:x1="8.12cm" svg:y1="9.579cm" svg:x2="10.75cm" svg:y2="7.375cm" draw:start-shape="id1" draw:start-glue-point="11" draw:end-shape="id3" draw:end-glue-point="6" svg:d="M8120 9579l2630-2204" svg:viewBox="0 0 2631 2205">
          <text:p/>
        </draw:connector>
        <draw:connector draw:style-name="gr7" draw:text-style-name="P3" draw:layer="layout" draw:type="line" svg:x1="19.25cm" svg:y1="13cm" svg:x2="21cm" svg:y2="13cm" draw:start-shape="id2" draw:start-glue-point="10" draw:end-shape="id4" draw:end-glue-point="6" svg:d="M19250 13000h1750" svg:viewBox="0 0 1751 1">
          <text:p/>
        </draw:connector>
        <draw:connector draw:style-name="gr8" draw:text-style-name="P3" draw:layer="layout" draw:type="line" svg:x1="11.738cm" svg:y1="8.171cm" svg:x2="9.25cm" svg:y2="10.375cm" draw:start-shape="id3" draw:start-glue-point="7" draw:end-shape="id1" draw:end-glue-point="10" svg:d="M11738 8171l-2488 2204" svg:viewBox="0 0 2489 2205">
          <text:p/>
        </draw:connector>
        <draw:connector draw:style-name="gr9" draw:text-style-name="P3" draw:layer="layout" draw:type="curve" svg:x1="16.512cm" svg:y1="8.171cm" svg:x2="16.512cm" svg:y2="6.579cm" draw:start-shape="id3" draw:start-glue-point="9" draw:end-shape="id3" draw:end-glue-point="11" svg:d="M16512 8171c0 416 373 831 745 831 373 0 745-813 745-1627 0-813-373-1626-745-1626-373 0-745 415-745 830" svg:viewBox="0 0 1491 3254">
          <text:p/>
        </draw:connector>
        <draw:frame draw:style-name="gr10" draw:text-style-name="P4" draw:layer="layout" svg:width="10.5cm" svg:height="1.673cm" svg:x="9.5cm" svg:y="16.5cm">
          <draw:text-box>
            <text:p><text:span text:style-name="T2">infix-with-precedence-to-prefix</text:span></text:p>
          </draw:text-box>
        </draw:frame>
        <draw:connector draw:style-name="gr11" draw:text-style-name="P3" draw:layer="layout" draw:type="curve" svg:x1="22.061cm" svg:y1="13.707cm" svg:x2="27.189cm" svg:y2="13.707cm" draw:start-shape="id4" draw:start-glue-point="7" draw:end-shape="id4" draw:end-glue-point="9" svg:d="M22061 13707c0 1192 5128 1192 5128 0" svg:viewBox="0 0 5129 895">
          <text:p/>
        </draw:connector>
        <draw:custom-shape draw:style-name="gr12" draw:text-style-name="P2" xml:id="id5" draw:id="id5" draw:layer="layout" svg:width="6.75cm" svg:height="1.5cm" svg:x="21.25cm" svg:y="8.75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24.625cm" svg:y1="12cm" svg:x2="24.625cm" svg:y2="10.25cm" draw:start-shape="id4" draw:start-glue-point="4" draw:end-shape="id5" draw:end-glue-point="8" svg:d="M24625 12000v-1750" svg:viewBox="0 0 1 1751">
          <text:p/>
        </draw:connector>
        <draw:connector draw:style-name="gr14" draw:text-style-name="P3" draw:layer="layout" draw:type="curve" svg:x1="22.238cm" svg:y1="8.969cm" svg:x2="27.012cm" svg:y2="8.969cm" draw:start-shape="id5" draw:start-glue-point="5" draw:end-shape="id5" draw:end-glue-point="11" svg:d="M22238 8969c0-1080 4774-1080 4774 0" svg:viewBox="0 0 4775 811">
          <text:p/>
        </draw:connector>
        <draw:custom-shape draw:style-name="gr15" draw:text-style-name="P1" xml:id="id7" draw:id="id7" draw:layer="layout" svg:width="3.25cm" svg:height="1.5cm" svg:x="3.75cm" svg:y="4.75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6" draw:id="id6" draw:layer="layout" svg:width="4.5cm" svg:height="1.75cm" svg:x="11cm" svg:y="2.25cm">
          <text:p text:style-name="P1"><text:span text:style-name="T1">define-in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11cm" svg:y1="3.125cm" svg:x2="7cm" svg:y2="5.5cm" draw:start-shape="id6" draw:start-glue-point="6" draw:end-shape="id7" draw:end-glue-point="10" svg:d="M11000 3125l-4000 2375" svg:viewBox="0 0 4001 2376">
          <text:p/>
        </draw:connector>
        <draw:connector draw:style-name="gr18" draw:text-style-name="P3" draw:layer="layout" draw:type="line" svg:x1="5.375cm" svg:y1="6.25cm" svg:x2="5.391cm" svg:y2="9.25cm" draw:start-shape="id7" draw:start-glue-point="8" draw:end-shape="id1" draw:end-glue-point="4" svg:d="M5375 6250l16 3000" svg:viewBox="0 0 17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05-11T22:58:32.657693523</dc:date>
    <meta:editing-duration>PT23H54M27S</meta:editing-duration>
    <meta:editing-cycles>13</meta:editing-cycles>
    <meta:generator>LibreOffice/24.2.7.2$Linux_X86_64 LibreOffice_project/420$Build-2</meta:generator>
    <meta:document-statistic meta:object-count="18"/>
  </office:meta>
</office:document-meta>
</file>